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F" svg:font-family="" style:font-family-generic="roman"/>
    <style:font-face style:name="Microsoft YaHei" svg:font-family="'Microsoft YaHei'" style:font-pitch="variable"/>
    <style:font-face style:name="Microsoft YaHei1" svg:font-family="'Microsoft YaHei'"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imSun" svg:font-family="SimSun" style:font-family-generic="system" style:font-pitch="variable"/>
    <style:font-face style:name="StarSymbol" svg:font-family="StarSymbol" style:font-pitch="variable" style:font-charset="x-symbol"/>
    <style:font-face style:name="Symbol" svg:font-family="Symbol"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2"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bold" officeooo:rsid="0002654c" officeooo:paragraph-rsid="0002654c" style:font-size-asian="12pt" style:font-style-asian="italic" style:font-weight-asian="bold" style:font-size-complex="12pt" style:font-style-complex="italic" style:font-weight-complex="bold" style:text-scale="115%"/>
    </style:style>
    <style:style style:name="P3" style:family="paragraph" style:parent-style-name="Text_20_body">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text-scale="115%"/>
    </style:style>
    <style:style style:name="P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rsid="001a77a4" officeooo:paragraph-rsid="001a77a4" style:font-size-asian="12pt" style:font-style-asian="normal" style:font-weight-asian="normal" style:font-size-complex="12pt" style:font-style-complex="normal" style:font-weight-complex="normal" style:text-scale="115%"/>
    </style:style>
    <style:style style:name="P5"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rsid="00187c84" officeooo:paragraph-rsid="00187c84" style:font-size-asian="12pt" style:font-style-asian="normal" style:font-weight-asian="normal" style:font-size-complex="12pt" style:font-style-complex="normal" style:font-weight-complex="normal" style:text-scale="115%"/>
    </style:style>
    <style:style style:name="P6"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rsid="00187c84" officeooo:paragraph-rsid="001a77a4" style:font-size-asian="12pt" style:font-style-asian="normal" style:font-weight-asian="normal" style:font-size-complex="12pt" style:font-style-complex="normal" style:font-weight-complex="normal" style:text-scale="115%"/>
    </style:style>
    <style:style style:name="P7"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rsid="001c0286" officeooo:paragraph-rsid="001c0286" style:font-size-asian="12pt" style:font-style-asian="normal" style:font-weight-asian="normal" style:font-size-complex="12pt" style:font-style-complex="normal" style:font-weight-complex="normal" style:text-scale="115%"/>
    </style:style>
    <style:style style:name="P8"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style:font-size-asian="12pt" style:font-style-asian="normal" style:font-weight-asian="normal" style:font-size-complex="12pt" style:font-style-complex="normal" style:font-weight-complex="normal" style:text-scale="115%"/>
    </style:style>
    <style:style style:name="P9"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paragraph-rsid="0002654c" style:font-size-asian="12pt" style:font-style-asian="normal" style:font-weight-asian="normal" style:font-size-complex="12pt" style:font-style-complex="normal" style:font-weight-complex="normal" style:text-scale="115%"/>
    </style:style>
    <style:style style:name="P10"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02654c" officeooo:paragraph-rsid="0002654c" style:font-size-asian="12pt" style:font-style-asian="normal" style:font-weight-asian="normal" style:font-size-complex="12pt" style:font-style-complex="normal" style:font-weight-complex="normal" style:text-scale="115%"/>
    </style:style>
    <style:style style:name="P11"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090a3a" style:font-size-asian="12pt" style:font-style-asian="normal" style:font-weight-asian="normal" style:font-size-complex="12pt" style:font-style-complex="normal" style:font-weight-complex="normal" style:text-scale="115%"/>
    </style:style>
    <style:style style:name="P12"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090a3a" officeooo:paragraph-rsid="001c0286" style:font-size-asian="12pt" style:font-style-asian="normal" style:font-weight-asian="normal" style:font-size-complex="12pt" style:font-style-complex="normal" style:font-weight-complex="normal" style:text-scale="115%"/>
    </style:style>
    <style:style style:name="P13"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187c84" officeooo:paragraph-rsid="00187c84" style:font-size-asian="12pt" style:font-style-asian="normal" style:font-weight-asian="normal" style:font-size-complex="12pt" style:font-style-complex="normal" style:font-weight-complex="normal" style:text-scale="115%"/>
    </style:style>
    <style:style style:name="P1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187c84" officeooo:paragraph-rsid="00187c84" style:font-size-asian="12pt" style:font-style-asian="normal" style:font-weight-asian="normal" style:font-size-complex="12pt" style:font-style-complex="normal" style:font-weight-complex="normal" style:text-scale="115%"/>
    </style:style>
    <style:style style:name="P15"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bold" officeooo:rsid="0002654c" officeooo:paragraph-rsid="0002654c" style:font-size-asian="12pt" style:font-style-asian="normal" style:font-weight-asian="bold" style:font-size-complex="12pt" style:font-style-complex="normal" style:font-weight-complex="bold" style:text-scale="115%"/>
    </style:style>
    <style:style style:name="P16" style:family="paragraph" style:parent-style-name="Text_20_body">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6pt" fo:letter-spacing="0.026cm"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text-scale="115%"/>
    </style:style>
    <style:style style:name="P17"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6pt" fo:letter-spacing="0.026cm" fo:font-style="normal" style:text-underline-style="solid" style:text-underline-width="auto" style:text-underline-color="font-color" fo:font-weight="bold" officeooo:rsid="001de48d" officeooo:paragraph-rsid="001de48d" style:font-size-asian="16pt" style:font-style-asian="normal" style:font-weight-asian="bold" style:font-size-complex="16pt" style:font-style-complex="normal" style:font-weight-complex="bold" style:text-scale="115%"/>
    </style:style>
    <style:style style:name="P18" style:family="paragraph" style:parent-style-name="Text_20_body">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4pt" fo:font-style="normal" style:text-underline-style="none" style:font-size-asian="14pt" style:font-style-asian="normal" style:font-size-complex="14pt" style:font-style-complex="normal"/>
    </style:style>
    <style:style style:name="P19"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1c0286" officeooo:paragraph-rsid="001c0286" style:font-size-asian="12pt" style:font-style-asian="normal" style:font-weight-asian="normal" style:font-size-complex="12pt" style:font-style-complex="normal" style:font-weight-complex="normal" style:text-scale="115%"/>
    </style:style>
    <style:style style:name="P20"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1c0286" officeooo:paragraph-rsid="001de48d" style:font-size-asian="12pt" style:font-style-asian="normal" style:font-weight-asian="normal" style:font-size-complex="12pt" style:font-style-complex="normal" style:font-weight-complex="normal" style:text-scale="115%"/>
    </style:style>
    <style:style style:name="P2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187c84" officeooo:paragraph-rsid="00187c84" style:font-size-asian="12pt" style:font-style-asian="normal" style:font-weight-asian="normal" style:font-size-complex="12pt" style:font-style-complex="normal" style:font-weight-complex="normal" style:text-scale="115%"/>
    </style:style>
    <style:style style:name="P22"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187c84" officeooo:paragraph-rsid="002504cd" style:font-size-asian="12pt" style:font-style-asian="normal" style:font-weight-asian="normal" style:font-size-complex="12pt" style:font-style-complex="normal" style:font-weight-complex="normal" style:text-scale="115%"/>
    </style:style>
    <style:style style:name="P2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1cae77" officeooo:paragraph-rsid="001cae77" style:font-size-asian="12pt" style:font-style-asian="normal" style:font-weight-asian="normal" style:font-size-complex="12pt" style:font-style-complex="normal" style:font-weight-complex="normal" style:text-scale="115%"/>
    </style:style>
    <style:style style:name="P2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1de48d" officeooo:paragraph-rsid="001de48d" style:font-size-asian="12pt" style:font-style-asian="normal" style:font-weight-asian="normal" style:font-size-complex="12pt" style:font-style-complex="normal" style:font-weight-complex="normal" style:text-scale="115%"/>
    </style:style>
    <style:style style:name="P25"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1de48d" officeooo:paragraph-rsid="002504cd" style:font-size-asian="12pt" style:font-style-asian="normal" style:font-weight-asian="normal" style:font-size-complex="12pt" style:font-style-complex="normal" style:font-weight-complex="normal" style:text-scale="115%"/>
    </style:style>
    <style:style style:name="P26"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solid" style:text-underline-width="auto" style:text-underline-color="font-color" fo:font-weight="normal" officeooo:rsid="001c0286" officeooo:paragraph-rsid="001c0286" style:font-size-asian="12pt" style:font-style-asian="normal" style:font-weight-asian="normal" style:font-size-complex="12pt" style:font-style-complex="normal" style:font-weight-complex="normal" style:text-scale="115%"/>
    </style:style>
    <style:style style:name="P27"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style:use-window-font-color="true" loext:opacity="0%" fo:font-size="12pt" fo:letter-spacing="0.026cm" fo:font-style="normal" style:text-underline-style="solid" style:text-underline-width="auto" style:text-underline-color="font-color" fo:font-weight="normal" officeooo:rsid="001de48d" officeooo:paragraph-rsid="001de48d" style:font-size-asian="12pt" style:font-style-asian="normal" style:font-weight-asian="normal" style:font-size-complex="12pt" style:font-style-complex="normal" style:font-weight-complex="normal" style:text-scale="115%"/>
    </style:style>
    <style:style style:name="P28"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style:use-window-font-color="true" loext:opacity="0%" fo:font-size="16pt" fo:letter-spacing="0.026cm" fo:font-style="normal" style:text-underline-style="solid" style:text-underline-width="auto" style:text-underline-color="font-color" fo:font-weight="bold" officeooo:rsid="001de48d" officeooo:paragraph-rsid="001de48d" style:font-size-asian="16pt" style:font-style-asian="normal" style:font-weight-asian="bold" style:font-size-complex="16pt" style:font-style-complex="normal" style:font-weight-complex="bold" style:text-scale="115%"/>
    </style:style>
    <style:style style:name="P29" style:family="paragraph" style:parent-style-name="Heading_20_2" style:list-style-name="WWNum11">
      <style:paragraph-properties fo:margin-top="0cm" fo:margin-bottom="0cm" style:contextual-spacing="false" fo:line-height="100%" fo:text-align="start" style:justify-single-word="false">
        <style:tab-stops>
          <style:tab-stop style:position="1.468cm"/>
          <style:tab-stop style:position="1.469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Heading_20_2" style:list-style-name="WWNum1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ff0000" loext:opacity="100%" fo:font-size="16pt" fo:font-style="normal" fo:font-weight="bold" officeooo:rsid="003fe5ea" officeooo:paragraph-rsid="003fe5ea" style:font-size-asian="16pt" style:font-style-asian="normal" style:font-weight-asian="bold" style:font-size-complex="16pt" style:font-style-complex="normal" style:font-weight-complex="bold"/>
    </style:style>
    <style:style style:name="P31" style:family="paragraph" style:parent-style-name="Standard"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paragraph-rsid="0010cd8d" style:font-size-asian="12pt" style:font-style-asian="normal" style:font-weight-asian="normal" style:font-size-complex="12pt" style:font-style-complex="normal" style:font-weight-complex="normal" style:text-scale="115%"/>
    </style:style>
    <style:style style:name="P32"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text-scale="115%"/>
    </style:style>
    <style:style style:name="P33" style:family="paragraph" style:parent-style-name="Text_20_body" style:list-style-name="L1">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text-scale="115%"/>
    </style:style>
    <style:style style:name="P34"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paragraph-rsid="0013e27c" style:font-size-asian="12pt" style:font-style-asian="normal" style:font-weight-asian="normal" style:font-size-complex="12pt" style:font-style-complex="normal" style:font-weight-complex="normal" style:text-scale="115%"/>
    </style:style>
    <style:style style:name="P35" style:family="paragraph" style:parent-style-name="Text_20_body" style:list-style-name="L1">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paragraph-rsid="0010cd8d" style:font-size-asian="12pt" style:font-style-asian="normal" style:font-weight-asian="normal" style:font-size-complex="12pt" style:font-style-complex="normal" style:font-weight-complex="normal" style:text-scale="115%"/>
    </style:style>
    <style:style style:name="P36"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paragraph-rsid="000b0a11" style:font-size-asian="12pt" style:font-style-asian="normal" style:font-weight-asian="normal" style:font-size-complex="12pt" style:font-style-complex="normal" style:font-weight-complex="normal" style:text-scale="115%"/>
    </style:style>
    <style:style style:name="P37" style:family="paragraph" style:parent-style-name="Text_20_body" style:list-style-name="L1">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paragraph-rsid="000b0a11" style:font-size-asian="12pt" style:font-style-asian="normal" style:font-weight-asian="normal" style:font-size-complex="12pt" style:font-style-complex="normal" style:font-weight-complex="normal" style:text-scale="115%"/>
    </style:style>
    <style:style style:name="P38" style:family="paragraph" style:parent-style-name="Text_20_body" style:list-style-name="L2">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text-scale="115%"/>
    </style:style>
    <style:style style:name="P39" style:family="paragraph" style:parent-style-name="Text_20_body" style:list-style-name="L2">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text-scale="115%"/>
    </style:style>
    <style:style style:name="P40"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text-scale="115%"/>
    </style:style>
    <style:style style:name="P41"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solid" style:text-underline-width="auto" style:text-underline-color="font-color" fo:font-weight="normal" officeooo:rsid="00380395" officeooo:paragraph-rsid="00380395" style:font-size-asian="12pt" style:font-style-asian="normal" style:font-weight-asian="normal" style:font-size-complex="12pt" style:font-style-complex="normal" style:font-weight-complex="normal" style:text-scale="115%"/>
    </style:style>
    <style:style style:name="P42"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style:font-size-asian="12pt" style:font-style-asian="normal" style:font-weight-asian="normal" style:font-size-complex="12pt" style:font-style-complex="normal" style:font-weight-complex="normal" style:text-scale="115%"/>
    </style:style>
    <style:style style:name="P43"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paragraph-rsid="0010cd8d" style:font-size-asian="12pt" style:font-style-asian="normal" style:font-weight-asian="normal" style:font-size-complex="12pt" style:font-style-complex="normal" style:font-weight-complex="normal" style:text-scale="115%"/>
    </style:style>
    <style:style style:name="P44"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13e27c" officeooo:paragraph-rsid="00152f50" style:font-size-asian="12pt" style:font-style-asian="normal" style:font-weight-asian="normal" style:font-size-complex="12pt" style:font-style-complex="normal" style:font-weight-complex="normal" style:text-scale="115%"/>
    </style:style>
    <style:style style:name="P45"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3201da" officeooo:paragraph-rsid="003201da" style:font-size-asian="12pt" style:font-style-asian="normal" style:font-weight-asian="normal" style:font-size-complex="12pt" style:font-style-complex="normal" style:font-weight-complex="normal" style:text-scale="115%"/>
    </style:style>
    <style:style style:name="P46" style:family="paragraph" style:parent-style-name="Text_20_body" style:list-style-name="L2">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35a572" officeooo:paragraph-rsid="0035a572" style:font-size-asian="12pt" style:font-style-asian="normal" style:font-weight-asian="normal" style:font-size-complex="12pt" style:font-style-complex="normal" style:font-weight-complex="normal" style:text-scale="115%"/>
    </style:style>
    <style:style style:name="P47" style:family="paragraph" style:parent-style-name="Text_20_body" style:list-style-name="L2">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35a572" officeooo:paragraph-rsid="00365024" style:font-size-asian="12pt" style:font-style-asian="normal" style:font-weight-asian="normal" style:font-size-complex="12pt" style:font-style-complex="normal" style:font-weight-complex="normal" style:text-scale="115%"/>
    </style:style>
    <style:style style:name="P48"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officeooo:rsid="000d4fa7" officeooo:paragraph-rsid="000d4fa7" style:font-size-asian="12pt" style:font-style-asian="italic" style:font-weight-asian="normal" style:font-size-complex="12pt" style:font-style-complex="italic" style:font-weight-complex="normal" style:text-scale="115%"/>
    </style:style>
    <style:style style:name="P49"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italic" style:text-underline-style="none" fo:font-weight="normal" officeooo:rsid="000ed9c9" officeooo:paragraph-rsid="00152f50" style:font-size-asian="12pt" style:font-style-asian="italic" style:font-weight-asian="normal" style:font-size-complex="12pt" style:font-style-complex="italic" style:font-weight-complex="normal" style:text-scale="115%"/>
    </style:style>
    <style:style style:name="P50"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italic" style:text-underline-style="none" fo:font-weight="normal" officeooo:rsid="000ed9c9" officeooo:paragraph-rsid="003201da" style:font-size-asian="12pt" style:font-style-asian="italic" style:font-weight-asian="normal" style:font-size-complex="12pt" style:font-style-complex="italic" style:font-weight-complex="normal" style:text-scale="115%"/>
    </style:style>
    <style:style style:name="P51"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26a7d0" officeooo:paragraph-rsid="0026a7d0" style:font-size-asian="12pt" style:font-style-asian="normal" style:font-weight-asian="normal" style:font-size-complex="12pt" style:font-style-complex="normal" style:font-weight-complex="normal" style:text-scale="115%"/>
    </style:style>
    <style:style style:name="P52"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1fd4d0" officeooo:paragraph-rsid="001fd4d0" style:font-size-asian="12pt" style:font-style-asian="normal" style:font-weight-asian="normal" style:font-size-complex="12pt" style:font-style-complex="normal" style:font-weight-complex="normal" style:text-scale="115%"/>
    </style:style>
    <style:style style:name="P5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2e9e12" officeooo:paragraph-rsid="002e9e12" style:font-size-asian="12pt" style:font-style-asian="normal" style:font-weight-asian="normal" style:font-size-complex="12pt" style:font-style-complex="normal" style:font-weight-complex="normal" style:text-scale="115%"/>
    </style:style>
    <style:style style:name="P5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2e9e12" officeooo:paragraph-rsid="002f2840" style:font-size-asian="12pt" style:font-style-asian="normal" style:font-weight-asian="normal" style:font-size-complex="12pt" style:font-style-complex="normal" style:font-weight-complex="normal" style:text-scale="115%"/>
    </style:style>
    <style:style style:name="P55"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style:font-size-asian="12pt" style:font-style-asian="normal" style:font-weight-asian="normal" style:font-size-complex="12pt" style:font-style-complex="normal" style:font-weight-complex="normal" style:text-scale="115%"/>
    </style:style>
    <style:style style:name="P56"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380395" officeooo:paragraph-rsid="00380395" style:font-size-asian="12pt" style:font-style-asian="normal" style:font-weight-asian="normal" style:font-size-complex="12pt" style:font-style-complex="normal" style:font-weight-complex="normal" style:text-scale="115%"/>
    </style:style>
    <style:style style:name="P57" style:family="paragraph" style:parent-style-name="Text_20_body" style:list-style-name="L2">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380395" officeooo:paragraph-rsid="00380395" style:font-size-asian="12pt" style:font-style-asian="normal" style:font-weight-asian="normal" style:font-size-complex="12pt" style:font-style-complex="normal" style:font-weight-complex="normal" style:text-scale="115%"/>
    </style:style>
    <style:style style:name="P58"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2a6099" loext:opacity="100%" fo:font-size="12pt" fo:letter-spacing="0.026cm" fo:font-style="normal" style:text-underline-style="none" fo:font-weight="normal" officeooo:rsid="003b76b5" officeooo:paragraph-rsid="003b76b5" style:font-size-asian="12pt" style:font-style-asian="normal" style:font-weight-asian="normal" style:font-size-complex="12pt" style:font-style-complex="normal" style:font-weight-complex="normal" style:text-scale="115%"/>
    </style:style>
    <style:style style:name="P59" style:family="paragraph" style:parent-style-name="Text_20_body" style:list-style-name="L1">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c9211e" loext:opacity="100%" fo:font-size="12pt" fo:letter-spacing="0.026cm" fo:font-style="normal" style:text-underline-style="solid" style:text-underline-width="auto" style:text-underline-color="font-color" fo:font-weight="normal" officeooo:paragraph-rsid="000b0a11" style:font-size-asian="12pt" style:font-style-asian="normal" style:font-weight-asian="normal" style:font-size-complex="12pt" style:font-style-complex="normal" style:font-weight-complex="normal" style:text-scale="115%"/>
    </style:style>
    <style:style style:name="P60"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c9211e" loext:opacity="100%" fo:font-size="12pt" fo:letter-spacing="0.026cm" fo:font-style="normal" style:text-underline-style="none" fo:font-weight="normal" officeooo:rsid="001fd4d0" officeooo:paragraph-rsid="001fd4d0" style:font-size-asian="12pt" style:font-style-asian="normal" style:font-weight-asian="normal" style:font-size-complex="12pt" style:font-style-complex="normal" style:font-weight-complex="normal" style:text-scale="115%"/>
    </style:style>
    <style:style style:name="P6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color="#c9211e" loext:opacity="100%" fo:font-size="12pt" fo:letter-spacing="0.026cm" fo:font-style="normal" style:text-underline-style="none" fo:font-weight="normal" officeooo:rsid="002e9e12" officeooo:paragraph-rsid="002e9e12" style:font-size-asian="12pt" style:font-style-asian="normal" style:font-weight-asian="normal" style:font-size-complex="12pt" style:font-style-complex="normal" style:font-weight-complex="normal" style:text-scale="115%"/>
    </style:style>
    <style:style style:name="P62" style:family="paragraph">
      <style:paragraph-properties fo:text-align="center"/>
    </style:style>
    <style:style style:name="P63" style:family="paragraph">
      <style:paragraph-properties fo:margin-left="0cm" fo:margin-right="0cm" fo:margin-top="0cm" fo:margin-bottom="0cm" fo:line-height="100%" fo:text-indent="0cm">
        <style:tab-stops>
          <style:tab-stop style:position="0.832cm"/>
          <style:tab-stop style:position="0.833cm"/>
        </style:tab-stops>
      </style:paragraph-properties>
      <style:text-properties fo:color="#2a6099" loext:opacity="100%" style:font-name="F" fo:font-size="12pt" fo:letter-spacing="0.015cm" style:text-scale="115%"/>
    </style:style>
    <style:style style:name="P64" style:family="paragraph">
      <loext:graphic-properties draw:fill-color="#ffffff"/>
      <style:paragraph-properties fo:margin-left="0cm" fo:margin-right="0cm" fo:margin-top="0cm" fo:margin-bottom="0cm" fo:line-height="100%" fo:text-align="center" fo:text-indent="0cm">
        <style:tab-stops>
          <style:tab-stop style:position="0.832cm"/>
          <style:tab-stop style:position="0.833cm"/>
        </style:tab-stops>
      </style:paragraph-properties>
      <style:text-properties fo:color="#2a6099" loext:opacity="100%" style:font-name="F" fo:font-size="12pt" fo:letter-spacing="0.015cm" style:text-scale="115%"/>
    </style:style>
    <style:style style:name="T1" style:family="text">
      <style:text-properties style:text-scale="115%"/>
    </style:style>
    <style:style style:name="T2" style:family="text">
      <style:text-properties officeooo:rsid="0007be3a" style:text-scale="115%"/>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style:text-scale="115%"/>
    </style:style>
    <style:style style:name="T5" style:family="text">
      <style:text-properties style:text-underline-style="solid" style:text-underline-width="auto" style:text-underline-color="font-color" officeooo:rsid="0002654c" style:text-scale="115%"/>
    </style:style>
    <style:style style:name="T6" style:family="text">
      <style:text-properties style:text-underline-style="solid" style:text-underline-width="auto" style:text-underline-color="font-color" officeooo:rsid="00242151"/>
    </style:style>
    <style:style style:name="T7" style:family="text">
      <style:text-properties style:text-underline-style="solid" style:text-underline-width="auto" style:text-underline-color="font-color" officeooo:rsid="002504cd"/>
    </style:style>
    <style:style style:name="T8" style:family="text">
      <style:text-properties style:text-underline-style="solid" style:text-underline-width="auto" style:text-underline-color="font-color" officeooo:rsid="002f2840"/>
    </style:style>
    <style:style style:name="T9" style:family="text">
      <style:text-properties fo:letter-spacing="0.026cm" fo:font-weight="bold" style:font-weight-asian="bold" style:font-weight-complex="bold" style:text-scale="115%"/>
    </style:style>
    <style:style style:name="T10" style:family="text">
      <style:text-properties fo:letter-spacing="0.026cm" fo:font-weight="bold" officeooo:rsid="0002654c" style:font-weight-asian="bold" style:font-weight-complex="bold" style:text-scale="115%"/>
    </style:style>
    <style:style style:name="T11" style:family="text">
      <style:text-properties fo:font-size="12pt" fo:letter-spacing="0.026cm" fo:font-weight="bold" style:font-size-asian="12pt" style:font-weight-asian="bold" style:font-size-complex="12pt" style:font-weight-complex="bold" style:text-scale="115%"/>
    </style:style>
    <style:style style:name="T12" style:family="text">
      <style:text-properties officeooo:rsid="000457c7"/>
    </style:style>
    <style:style style:name="T13" style:family="text">
      <style:text-properties officeooo:rsid="0006e6d8"/>
    </style:style>
    <style:style style:name="T14" style:family="text">
      <style:text-properties officeooo:rsid="00090a3a"/>
    </style:style>
    <style:style style:name="T15" style:family="text">
      <style:text-properties officeooo:rsid="000b0a11"/>
    </style:style>
    <style:style style:name="T16" style:family="text">
      <style:text-properties style:text-underline-style="none"/>
    </style:style>
    <style:style style:name="T17" style:family="text">
      <style:text-properties style:text-underline-style="none" officeooo:rsid="00090a3a"/>
    </style:style>
    <style:style style:name="T18" style:family="text">
      <style:text-properties style:text-underline-style="none" officeooo:rsid="001a77a4"/>
    </style:style>
    <style:style style:name="T19" style:family="text">
      <style:text-properties style:text-underline-style="none" officeooo:rsid="002162cf"/>
    </style:style>
    <style:style style:name="T20" style:family="text">
      <style:text-properties style:text-underline-style="none" officeooo:rsid="0022361c"/>
    </style:style>
    <style:style style:name="T21" style:family="text">
      <style:text-properties officeooo:rsid="000eb919"/>
    </style:style>
    <style:style style:name="T22" style:family="text">
      <style:text-properties fo:color="#2a6099" loext:opacity="100%"/>
    </style:style>
    <style:style style:name="T23" style:family="text">
      <style:text-properties fo:color="#2a6099" loext:opacity="100%" officeooo:rsid="000eb919"/>
    </style:style>
    <style:style style:name="T24" style:family="text">
      <style:text-properties fo:color="#2a6099" loext:opacity="100%" officeooo:rsid="000ed9c9"/>
    </style:style>
    <style:style style:name="T25" style:family="text">
      <style:text-properties fo:color="#2a6099" loext:opacity="100%" officeooo:rsid="00139984"/>
    </style:style>
    <style:style style:name="T26" style:family="text">
      <style:text-properties fo:color="#2a6099" loext:opacity="100%" fo:font-style="italic" style:font-style-asian="italic" style:font-style-complex="italic"/>
    </style:style>
    <style:style style:name="T27" style:family="text">
      <style:text-properties fo:color="#2a6099" loext:opacity="100%" fo:font-style="italic" officeooo:rsid="000ed9c9" style:font-style-asian="italic" style:font-style-complex="italic"/>
    </style:style>
    <style:style style:name="T28" style:family="text">
      <style:text-properties fo:color="#2a6099" loext:opacity="100%" fo:font-style="italic" officeooo:rsid="00152f50" style:font-style-asian="italic" style:font-style-complex="italic"/>
    </style:style>
    <style:style style:name="T29" style:family="text">
      <style:text-properties fo:color="#2a6099" loext:opacity="100%" officeooo:rsid="00365024"/>
    </style:style>
    <style:style style:name="T30" style:family="text">
      <style:text-properties fo:color="#2a6099" loext:opacity="100%" officeooo:rsid="00380395"/>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officeooo:rsid="0010cd8d"/>
    </style:style>
    <style:style style:name="T34" style:family="text">
      <style:text-properties officeooo:rsid="0013d8cd"/>
    </style:style>
    <style:style style:name="T35" style:family="text">
      <style:text-properties officeooo:rsid="0013e27c"/>
    </style:style>
    <style:style style:name="T36" style:family="text">
      <style:text-properties officeooo:rsid="00152f50"/>
    </style:style>
    <style:style style:name="T37" style:family="text">
      <style:text-properties fo:color="#ff0000" loext:opacity="100%"/>
    </style:style>
    <style:style style:name="T38" style:family="text">
      <style:text-properties fo:color="#ff0000" loext:opacity="100%" officeooo:rsid="001a77a4"/>
    </style:style>
    <style:style style:name="T39" style:family="text">
      <style:text-properties officeooo:rsid="001a77a4"/>
    </style:style>
    <style:style style:name="T40" style:family="text">
      <style:text-properties officeooo:rsid="001c0286"/>
    </style:style>
    <style:style style:name="T41" style:family="text">
      <style:text-properties officeooo:rsid="001de48d"/>
    </style:style>
    <style:style style:name="T42" style:family="text">
      <style:text-properties style:text-position="super 58%"/>
    </style:style>
    <style:style style:name="T43" style:family="text">
      <style:text-properties fo:font-weight="bold" style:font-weight-asian="bold" style:font-weight-complex="bold"/>
    </style:style>
    <style:style style:name="T44" style:family="text">
      <style:text-properties officeooo:rsid="002162cf"/>
    </style:style>
    <style:style style:name="T45" style:family="text">
      <style:text-properties officeooo:rsid="00242151"/>
    </style:style>
    <style:style style:name="T46" style:family="text">
      <style:text-properties officeooo:rsid="002504cd"/>
    </style:style>
    <style:style style:name="T47" style:family="text">
      <style:text-properties officeooo:rsid="00252d62"/>
    </style:style>
    <style:style style:name="T48" style:family="text">
      <style:text-properties officeooo:rsid="0027eb1f"/>
    </style:style>
    <style:style style:name="T49" style:family="text">
      <style:text-properties officeooo:rsid="002ce821"/>
    </style:style>
    <style:style style:name="T50" style:family="text">
      <style:text-properties officeooo:rsid="002e9e12"/>
    </style:style>
    <style:style style:name="T51" style:family="text">
      <style:text-properties officeooo:rsid="002f2840"/>
    </style:style>
    <style:style style:name="T52" style:family="text">
      <style:text-properties officeooo:rsid="0030995d"/>
    </style:style>
    <style:style style:name="T53" style:family="text">
      <style:text-properties officeooo:rsid="003201da"/>
    </style:style>
    <style:style style:name="T54" style:family="text">
      <style:text-properties officeooo:rsid="0034d010"/>
    </style:style>
    <style:style style:name="T55" style:family="text">
      <style:text-properties officeooo:rsid="003962f3"/>
    </style:style>
    <style:style style:name="T56" style:family="text">
      <style:text-properties fo:color="#2a6099" loext:opacity="100%" fo:letter-spacing="0.015cm" style:text-scale="11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459cm" fo:min-width="3.74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fill-color="#ffffff" draw:textarea-horizontal-align="justify" draw:textarea-vertical-align="middle" draw:auto-grow-height="false" fo:min-height="4.905cm" fo:min-width="4.82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781146" text:style-name="WWNum11">
        <text:list-item>
          <text:list>
            <text:list-header>
              <text:h text:style-name="P30" text:outline-level="2"><text:span text:style-name="T1">TRAN FLORIAN GRP3</text:span></text:h>
              <text:h text:style-name="P29" text:outline-level="2"><text:span text:style-name="T1">Td </text:span><text:span text:style-name="T2">1</text:span><text:span text:style-name="T1"> - Droit des TIC : </text:span><text:span text:style-name="T4">Les 10 principaux contrats informatiques</text:span><text:span text:style-name="T5"> et la rupture abusive des pourparlers</text:span></text:h>
            </text:list-header>
          </text:list>
        </text:list-item>
      </text:list>
      <text:p text:style-name="P16"/>
      <text:p text:style-name="P18"><text:span text:style-name="T9"><text:s text:c="3"/></text:span><text:span text:style-name="T10">1 -</text:span><text:span text:style-name="T11"> Définissez brièvement les 10 principaux contrats informatiques suivants :</text:span></text:p>
      <text:p text:style-name="P3"/>
      <text:list xml:id="list969312703" text:style-name="L1">
        <text:list-header>
          <text:p text:style-name="P32">Licence de logiciel<text:span text:style-name="T16"> </text:span><text:span text:style-name="T17">(concerne les progiciel (logiciel standard, on accord à utilisateur un droit d’utilisation) et logiciel) :</text:span></text:p>
          <text:p text:style-name="P48"><text:span text:style-name="T25">Grâce à ce contrat informatique,</text:span><text:span text:style-name="T23"> </text:span><text:span text:style-name="T25">l’éditeur</text:span><text:span text:style-name="T23"> accorde</text:span><text:span text:style-name="T22"> le droit d’usage/ </text:span><text:span text:style-name="T23">droit d’utilisation</text:span><text:span text:style-name="T22"> sur un logiciel à un client/</text:span><text:span text:style-name="T25">utilisateur</text:span><text:span text:style-name="T22">, </text:span><text:span text:style-name="T24">ce droit est délimité dans le contrat dans les termes </text:span><text:span text:style-name="T25">et l’éditeur affirme clairement détenir les droits intellectuelle sur le logiciel.</text:span><text:span text:style-name="T22"> </text:span><text:span text:style-name="T25">I</text:span><text:span text:style-name="T22">l existe 2 types de logiciels </text:span><text:span text:style-name="T23">les progiciels (logiciel standard) logiciel délivré comme un produit </text:span><text:span text:style-name="T24">qui réponds au besoins et permet une utilisation autonome</text:span><text:span text:style-name="T23"> et les logiciels spécifique </text:span><text:span text:style-name="T24">qui est développé sur demande d’un client.</text:span><text:span text:style-name="T21"> </text:span></text:p>
          <text:p text:style-name="P33"/>
          <text:p text:style-name="P32">Contrat de maintenance <text:span text:style-name="T17">(pas que les progiciels, évolutive matériel)</text:span></text:p>
          <text:p text:style-name="P42"/>
          <text:p text:style-name="P50">Le<text:span text:style-name="T34">s</text:span> Contrat<text:span text:style-name="T34">s</text:span> de maintenance <text:span text:style-name="T34">sont </text:span><text:s/>accompagn<text:span text:style-name="T52">é</text:span> d<text:span text:style-name="T34">e</text:span> licence <text:span text:style-name="T52">de système informatique </text:span>:logiciel libre, <text:span text:style-name="T52">progiciel</text:span>, r<text:span text:style-name="T52">éseau,</text:span> <text:span text:style-name="T52">parc et télécoms</text:span>, <text:span text:style-name="T34">qui est un prestation que l’éditeur préfère réserver. Cependant ce </text:span><text:span text:style-name="T52">système </text:span><text:span text:style-name="T53">informatique</text:span><text:span text:style-name="T34"> peut être assurés par des tiers. La prestation comprend </text:span><text:span text:style-name="T35">le maintient du système informatique d’un client selon les demandes du contrat. Le prestataire peut soit réparer les erreurs de fonctionnement (maintenance corrective) soit corriger les erreurs par des vérification périodique (maintenance applicative) ou encore faire évoluer ce </text:span><text:span text:style-name="T53">même système informatique </text:span><text:span text:style-name="T35">(maintenance évolutive)</text:span></text:p>
          <text:p text:style-name="P43"/>
          <text:p text:style-name="P34">Licence de logiciel libre :</text:p>
          <text:p text:style-name="P44"><text:span text:style-name="T28">C</text:span><text:span text:style-name="T26">ontrairement à ce qu’on peut penser </text:span><text:span text:style-name="T28">ce n</text:span><text:span text:style-name="T26">’est pas souvent un logiciel gratuit. </text:span><text:span text:style-name="T28">Un logiciel libre c’est un</text:span><text:span text:style-name="T27"> logiciel </text:span><text:span text:style-name="T28">qui </text:span><text:span text:style-name="T27">respect</text:span><text:span text:style-name="T28">e </text:span><text:span text:style-name="T27">la liberté des utilisateurs donc ceux-ci sont capables de toutes sortes d’action sur ces</text:span></text:p>
          <text:p text:style-name="P49"><text:span text:style-name="T14">même logiciel</text:span><text:span text:style-name="T33">s</text:span><text:span text:style-name="T14"> </text:span><text:span text:style-name="T36">(utilisation,modification, duplication en vue de sa diffusion) </text:span><text:span text:style-name="T14">alors on peut dire qu’ils on un code source ouvert. </text:span><text:span text:style-name="T36">Mais ce logiciel</text:span><text:span text:style-name="T14"> </text:span><text:span text:style-name="T36">est encadré afin de respecté l’économie du système.</text:span></text:p>
          <text:p text:style-name="P35"/>
          <text:p text:style-name="P32">Contrat de développement de logiciel spécifique<text:span text:style-name="T16"> </text:span><text:span text:style-name="T17">(MOE/</text:span><text:span text:style-name="T18">MO</text:span><text:span text:style-name="T17">A apporte des solutions à des besoins) :</text:span></text:p>
        </text:list-header>
      </text:list>
      <text:p text:style-name="P26"><text:span text:style-name="T16">Dans ce contrat, le client commande à un prestataire de service, un MOA (Maître d’ouvrage : qui dirige le projet, le chef de projet) grâce à une entreprise uti</text:span><text:span text:style-name="T19">lisatrice. Ceux même client exprime ses besoins spécifique formuler dans un cahier des charges. Il y a aussi les commande de développement d’un logiciel pour résoudre des solutions informatique à un prestataire de service informatique, un MOE(Maître d’œuvre : qui détermine comment faire le projet/logiciel) grâce aux ESN(Entreprise de services du numérique) il conçoit des solution informatique répondant aux besoins du clien</text:span><text:span text:style-name="T20">t. L’expression du besoins, les conditions de réalisation du logiciel, les délais, le contrôle de qualité et la clause de recette(action de recevoir et vérifier un produit) constituent un point très importants.</text:span></text:p>
      <text:p text:style-name="P12"/>
      <text:p text:style-name="P11"><text:soft-page-break/></text:p>
      <text:p text:style-name="P11"/>
      <text:list xml:id="list95323978550214" text:continue-numbering="true" text:style-name="L1">
        <text:list-header>
          <text:p text:style-name="P31"/>
          <text:p text:style-name="P32">Contrat d'intégration de logiciels :</text:p>
          <text:p text:style-name="P51">Quand le client a acquis les droits sur des logiciels, pour qu’ils fonctionnent comme entendues dans un environnement informatique existant dans une entreprise. Il faut <text:span text:style-name="T48">donc </text:span>adapter le logiciel <text:span text:style-name="T48">avec des modifications mineures mais si des modifications majeurs, </text:span><text:span text:style-name="T49">on doit conclure un contrat d’intégration de logiciel, alors l’intégrateur doit écrire/mettre en place un programme </text:span><text:span text:style-name="T50">qui gère </text:span><text:span text:style-name="T51">un ensemble de programme pour que tout soit cohérent.</text:span></text:p>
          <text:p text:style-name="P33"/>
          <text:p text:style-name="P59">Contrat d’out-sourcing (ou d'externalisation ou d'infogérance) <text:span text:style-name="T14">(ext</text:span><text:span text:style-name="T15">ernalisation</text:span><text:span text:style-name="T14"> :gestion de ses activités annexes(</text:span><text:span text:style-name="T15">par exp : à une ESM) quand cela concerne l’informatique on parle d’infogérance</text:span><text:span text:style-name="T14">)</text:span></text:p>
          <text:p text:style-name="P36"><text:span text:style-name="T15">(</text:span><text:span text:style-name="T14">progiciel = produit logiciel</text:span><text:span text:style-name="T15">) :</text:span></text:p>
          <text:p text:style-name="P56">C’est un contrat qui concerne l’externalisation d’une partie des services annexes qui sont requis pour utilisé un service informatique (logiciel, site web, application…) Ceux-ci peuvent faire de l’hébergement de site, maintenance, mise à jour et livraison de produits…)Le contrat concerne des clients utilisateurs de service informatique et de prestataires chargé de l’infogérance de ce service.</text:p>
          <text:p text:style-name="P37"/>
          <text:p text:style-name="P32">Contrat ASP (Application Service Provider) ou FAH ( Fournisseur d'Application<text:span text:style-name="T13">s</text:span> Hébergé<text:span text:style-name="T13">es</text:span>) <text:span text:style-name="T15">(application mis à disposition des client) :</text:span></text:p>
          <text:p text:style-name="P45"><text:span text:style-name="T22">Ce contrat offre au client qu’un droit d’accès et d’utilisation de logiciel, ce client dispose d’un accès à distance d’un système informatique extérieur. Donc cela évite la location d’une infrastructure informatique, licences d’utilisation de logiciel et d’appeler différents présalaires pour faire fonctionner l’ensemble.</text:span></text:p>
          <text:p text:style-name="P45"/>
          <text:p text:style-name="P32">Contrat SaaS (Software as a Service) <text:span text:style-name="T15">(personnaliser par rapport) :</text:span></text:p>
        </text:list-header>
      </text:list>
      <text:list xml:id="list116838222" text:style-name="L2">
        <text:list-header>
          <text:p text:style-name="P38"><text:span text:style-name="T16"><text:s/></text:span>Contrat de référencement :</text:p>
          <text:p text:style-name="P47"><text:span text:style-name="T22">C’est une solution logicielle applicative qui est utilisé en dehors de l’organisation ou entreprise par un fournisseur de service. Ce contrat est une version plus complète du contrat ASP, qui complète l’offre ASP qui était trop standard. Il externalise le système informatique du client, qu’il peut accédé à distance mais à la différences de l’ASP </text:span><text:span text:style-name="T29">le client peux personnalisé les applications auxquelles il accède. </text:span><text:span text:style-name="T30">Le prestataire garde la propriété de ses développements mais les adaptations réalisées pour les besoins du client à partir des éléments déjà existant du client créer une copropriété entre le prestataire et le client.</text:span></text:p>
          <text:p text:style-name="P46"><text:span text:style-name="T22"><text:s/></text:span></text:p>
          <text:p text:style-name="P39">Contrat d'entiercement (ou de sous-séquestre) :</text:p>
          <text:p text:style-name="P57">C’est un contrat qui <text:span text:style-name="T55">pour le fournisseur d’un produit ou d’un service, </text:span>confie à des tiers séquestre des éléments indispensable (logiciel,base de donné, documents,…) à l’usage de ce produit pour réalisé un service.</text:p>
        </text:list-header>
      </text:list>
      <text:p text:style-name="P40"/>
      <text:p text:style-name="P40"/>
      <text:p text:style-name="P41">Contrat de référencement :</text:p>
      <text:p text:style-name="P58">C’est un contrat par lequel un client charge un prestataire de vérifié le bon positionnement de son site quand on cherche sur les pages de résultats des <text:s/>moteurs de recherche pour améliorer sa visibilité et son audience.</text:p>
      <text:p text:style-name="P55"><text:soft-page-break/></text:p>
      <text:p text:style-name="P1"><text:a xlink:type="simple" xlink:href="http://www.mascre-heguy.com/htm/fr/conseils/conseil_contrats_informatiques.htm" text:style-name="Internet_20_link" text:visited-style-name="Visited_20_Internet_20_Link"><text:span text:style-name="T31">http://www.mascre-heguy.com/htm/fr/conseils/conseil_contrats_informatiques.htm</text:span></text:a></text:p>
      <text:p text:style-name="P8"/>
      <text:p text:style-name="P8"/>
      <text:p text:style-name="P8"/>
      <text:p text:style-name="P8"/>
      <text:p text:style-name="P15">2 – La rupture abusive (ou fautive) des pourparlers : <text:span text:style-name="T12">Droit français et droit anglosaxon</text:span> (A lire<text:span text:style-name="T13">) :</text:span></text:p>
      <text:p text:style-name="P15"/>
      <text:p text:style-name="P2"><text:a xlink:type="simple" xlink:href="https://www.murielle-cahen.com/publications/p_rupture-informatique.asp" text:style-name="Internet_20_link" text:visited-style-name="Visited_20_Internet_20_Link"><text:span text:style-name="T32">https://www.murielle-cahen.com/publications/p_rupture-informatique.asp</text:span></text:a></text:p>
      <text:p text:style-name="P10"/>
      <text:p text:style-name="P9"/>
      <text:p text:style-name="P1"><text:a xlink:type="simple" xlink:href="https://www.village-justice.com/articles/contrats-internationaux-problematique-rupture-abusive-des-pourparler-droit,39011.html" text:style-name="Internet_20_link" text:visited-style-name="Visited_20_Internet_20_Link"><text:span text:style-name="T31">https://www.village-justice.com/articles/contrats-internationaux-problematique-rupture-abusive-des-pourparler-droit,39011.html</text:span></text:a></text:p>
      <text:p text:style-name="P8"/>
      <text:p text:style-name="P13">1<text:tab/><text:tab/><text:tab/><text:tab/> <text:tab/> <text:s text:c="4"/>2<text:tab/><text:tab/><text:tab/><text:tab/> <text:s text:c="3"/>3<text:tab/><text:tab/><text:tab/><text:tab/>4</text:p>
      <text:p text:style-name="P13">échanges -------→ Les pourparlers-------→ avant contrat---→la lettre </text:p>
      <text:p text:style-name="P13">d’informations <text:tab/><text:tab/><text:tab/><text:tab/><text:tab/><text:tab/><text:tab/><text:tab/><text:tab/>d’intention</text:p>
      <text:p text:style-name="P14"><text:span text:style-name="T37"><text:tab/><text:tab/></text:span><text:span text:style-name="T38">(attention)</text:span><text:span text:style-name="T37">rupture abusive des pourparlers</text:span></text:p>
      <text:p text:style-name="P14"/>
      <text:p text:style-name="P14"/>
      <text:p text:style-name="P17">1<text:span text:style-name="T42">er</text:span> Question :</text:p>
      <text:p text:style-name="P4"><text:span text:style-name="T16"><text:tab/></text:span>1) Dans quel mesure existe il selon le juge une rupture abusive <text:span text:style-name="T40">(ou</text:span> fautive<text:span text:style-name="T40">) </text:span>des pourparlers ?</text:p>
      <text:p text:style-name="P7"/>
      <text:p text:style-name="P20">La rupture est abusive quand l’obligation de bonne foi n’est pas respectée et lorsqu’un abus est caractérisé. <text:span text:style-name="T41">La faute est évaluée au cas par cas et prendre en compte les critères suivants :</text:span></text:p>
      <text:p text:style-name="P25">-<text:span text:style-name="T46">Appréciation de la faute: la présence </text:span><text:span text:style-name="T6">relation </text:span><text:span text:style-name="T7">d’affaires </text:span><text:span text:style-name="T6">antérieur</text:span><text:span text:style-name="T45"> </text:span><text:span text:style-name="T46">entre les parties extérieurs</text:span><text:span text:style-name="T45">, </text:span><text:span text:style-name="T46">existence de motifs légitimes, les frais engagés, l’importance du contrat</text:span></text:p>
      <text:p text:style-name="P22">-<text:span text:style-name="T40">La brutalité de la rupture (moyen utilisé pour la communication</text:span><text:span text:style-name="T46">)</text:span></text:p>
      <text:p text:style-name="P25">-<text:span text:style-name="T46">s’</text:span><text:span text:style-name="T45">il existe un contrat de négociation comportant une </text:span><text:span text:style-name="T6">clause d’exclusivité </text:span><text:span text:style-name="T46">qui à été brisé. Ce qui veut dire que l’obligation à ne pas avoir de négociation en parallèle à été brisé.</text:span></text:p>
      <text:p text:style-name="P21">-<text:span text:style-name="T40">L’attente légitime de l’autre partie en conclusion du contrat</text:span></text:p>
      <text:p text:style-name="P21">-L<text:span text:style-name="T41">a durée de la négociations / </text:span><text:span text:style-name="T40">La durée et l’état du d’avancement des pourparlers (+ les pourparlers sont avancés plus la liberté des parties de ne pas conclure diminue)</text:span></text:p>
      <text:p text:style-name="P21">-<text:span text:style-name="T40">La complexité des négociations et les frais engagés pour négocier</text:span></text:p>
      <text:p text:style-name="P19">-l’absence de motifs légitimes</text:p>
      <text:p text:style-name="P19">-<text:span text:style-name="T41">Les comptes rendus de réunions</text:span></text:p>
      <text:p text:style-name="P19">-<text:span text:style-name="T41">Une absence de réponse à la veille de la signature d’un avant contrat </text:span></text:p>
      <text:p text:style-name="P24">-La faute est évaluée même si il n’y a pas intention de nuire </text:p>
      <text:p text:style-name="P24"/>
      <text:p text:style-name="P5"/>
      <text:p text:style-name="P5"/>
      <text:p text:style-name="P5"/>
      <text:p text:style-name="P6"><text:span text:style-name="T18"><text:tab/></text:span><text:span text:style-name="T39">2) Dans quelle mesure il n’existe pas une rupture abusive ou fautive des pourparler</text:span><text:span text:style-name="T40">s</text:span><text:span text:style-name="T39"> ?</text:span></text:p>
      <text:p text:style-name="P23">Il n’y a pas d’abus quand la rupture est justifiée par des motifs légitimes :</text:p>
      <text:p text:style-name="P23"><text:soft-page-break/>-Désaccords au niveau du prix</text:p>
      <text:p text:style-name="P23">-Inaptitude du partenaire à répondre aux exigences techniques de la prestation ou de la fourniture de matériels</text:p>
      <text:p text:style-name="P23">La rupture n’est pas fautive lorsque les parties ont des motifs légitimes : </text:p>
      <text:p text:style-name="P23">-Les parties ne se sont pas entendues sur les prix</text:p>
      <text:p text:style-name="P23">-La rupture est intervenue sans surprise → son auteur a toujours fait connaître à l’autre partie la condition à laquelle il subordonnait son accord</text:p>
      <text:p text:style-name="P23">Ou encore si les négociations n’ont pas été :</text:p>
      <text:p text:style-name="P23">-ni longues </text:p>
      <text:p text:style-name="P23">-ni intenses </text:p>
      <text:p text:style-name="P23">-il existe pas de relations d’affaires antérieurs </text:p>
      <text:p text:style-name="P23">-la rupture par une partie est intervenue à un moment où les parties en étaient encore à évaluer les risques et chances du contrat envisagé, ce qui empêche les professionnels avertis de prétendre que les négociations étaient sur le point d’aboutir.</text:p>
      <text:p text:style-name="P23"/>
      <text:p text:style-name="P27"><text:span text:style-name="T16"><text:tab/></text:span>3) Comment le juge calcule t il le montants <text:span text:style-name="T47">des</text:span> dommages et intérêts en réparation des préjudices ?</text:p>
      <text:p text:style-name="P27"/>
      <text:p text:style-name="P28">2ème Q<text:span text:style-name="T44">u</text:span>estion</text:p>
      <text:p text:style-name="P6"><text:span text:style-name="T18"><text:tab/></text:span><text:span text:style-name="T39">1) Pourquoi la notion de rupture abusive </text:span><text:span text:style-name="T40">des pourparlers</text:span><text:span text:style-name="T39"> n’existe pas </text:span><text:span text:style-name="T40">en droit</text:span><text:span text:style-name="T39"> anglo-saxon ?</text:span></text:p>
      <text:p text:style-name="P24">La notion de rupture abusive des pourparlers n’existe pas en droit anglo-saxon car la rupture abusive est seulement envisagé au stade contractuel et non au stade précontractuel <text:span text:style-name="T54">(avant contrat)</text:span>. Cependant, le droit anglo-saxon connaît des outils qui facilitent la gestion de la phase pré contractuelle et prévoit les risques liés <text:span text:style-name="T54">au calcul </text:span>des frais engagés, à savoir :</text:p>
      <text:p text:style-name="P24"><text:span text:style-name="T43">le Pass-throught-costs </text:span>: c’est un outil qui évite les difficultés qui pourraient être liées par la rupture abusive et qui consiste <text:span text:style-name="T54">à faire un contrat</text:span> lors de la négociation des frais, coûts et dépenses <text:span text:style-name="T54">à la fin de la</text:span> négociation.</text:p>
      <text:p text:style-name="P24"/>
      <text:p text:style-name="P52">Et <text:span text:style-name="T43">Le Breeking fees : </text:span>C’est un outils qui consiste à définir en <text:span text:style-name="T54">avance le </text:span>montant qui sera payé par chaque partie pour pouvoir sortir des négociations. Il s’agit d’un<text:span text:style-name="T54">e</text:span> indemnité contractuelle <text:span text:style-name="T54">demandé par la </text:span>partie engagée dans la transaction et qui veut terminer les négociations avant la mise en œuvre de l’opératio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60">------------<text:span text:style-name="T50">------------------------------------------------------------------------------</text:span></text:p>
      <text:p text:style-name="P60"/>
      <text:p text:style-name="P60"/>
      <text:p text:style-name="P61"><text:span text:style-name="T3">système informatique</text:span> : ensemble organisé de moyen matériel(hardware),logiciel(software) et tous les moyens de télécommunication,permettant de <text:s/>mémorisé ,connecter, traiter et diffusé</text:p>
      <text:p text:style-name="P52"/>
      <text:p text:style-name="P52"/>
      <text:p text:style-name="P52"><text:tab/><text:tab/><text:tab/><text:tab/><text:span text:style-name="T50">Entreprise annexes(secondaires) externalisé</text:span></text:p>
      <text:p text:style-name="P52"/>
      <text:p text:style-name="P53">Entreprise utilisatrice</text:p>
      <text:p text:style-name="P52"><draw:custom-shape text:anchor-type="paragraph" draw:z-index="0" draw:name="Forme 1" draw:style-name="gr3" draw:text-style-name="P64" svg:width="6.82cm" svg:height="6.938cm" svg:x="-0.679cm" svg:y="0.235cm"><text:p text:style-name="P63"><text:tab/>TOTAL</text:p><text:p text:style-name="P63"><text:span text:style-name="T56"><text:s text:c="3"/></text:span><text:span text:style-name="T56">activité principales</text:span></text:p><text:p text:style-name="P63"><text:span text:style-name="T56"><text:s text:c="3"/></text:span><text:span text:style-name="T56">(cœur de métiers)</text:span></text:p><text:p text:style-name="P63"><text:span text:style-name="T56"><text:s text:c="4"/></text:span><text:span text:style-name="T56">=&gt;extraction et</text:span></text:p><text:p text:style-name="P63">commercialisation du pétrole</text:p><text:p text:style-name="P63"><text:span text:style-name="T56"><text:s text:c="2"/></text:span><text:span text:style-name="T56">=&gt; internalis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e 2" draw:style-name="gr2" svg:width="4.276cm" svg:height="0.916cm" svg:x="6.26cm" svg:y="0.03cm"><text:p><text:tab/><text:tab/> <text:s/>Livraison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4"><draw:custom-shape text:anchor-type="paragraph" draw:z-index="2" draw:name="Forme 3" draw:style-name="gr2" svg:width="4.276cm" svg:height="0.916cm" svg:x="6.364cm" svg:y="0.826cm"><text:p><text:tab/><text:tab/> <text:s/>Comptabilisatio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Forme 4" draw:style-name="gr2" svg:width="4.276cm" svg:height="0.916cm" svg:x="6.466cm" svg:y="3.431cm"><text:p><text:tab/><text:tab/> <text:s/>Gestion du système informatiqu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 5" draw:style-name="gr2" svg:width="4.276cm" svg:height="0.916cm" svg:x="6.264cm" svg:y="2.027cm"><text:p><text:tab/><text:tab/> <text:s/>Publicité</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text:tab/><text:tab/><text:tab/> <text:s text:c="7"/></text:p>
      <text:p text:style-name="P54"/>
      <text:p text:style-name="P54"><text:span text:style-name="T51"><text:tab/><text:tab/><text:tab/><text:tab/><text:tab/><text:tab/><text:tab/><text:tab/><text:tab/><text:tab/><text:tab/>Externalisation</text:span></text:p>
      <text:p text:style-name="P54"/>
      <text:p text:style-name="P54"/>
      <text:p text:style-name="P54"/>
      <text:p text:style-name="P54"/>
      <text:p text:style-name="P54"/>
      <text:p text:style-name="P54"><text:tab/></text:p>
      <text:p text:style-name="P54"/>
      <text:p text:style-name="P54"><draw:line text:anchor-type="paragraph" draw:z-index="5" draw:name="Ligne 1" draw:style-name="gr1" draw:text-style-name="P62" svg:x1="6.181cm" svg:y1="2.365cm" svg:x2="8.033cm" svg:y2="1.021cm"><text:p/></draw:line><text:tab/><text:tab/><text:tab/><text:tab/><text:tab/><text:tab/><text:span text:style-name="T51">(parc,logiciels,progiciel,télécom,maintenance)</text:span></text:p>
      <text:p text:style-name="P54"/>
      <text:p text:style-name="P54"/>
      <text:p text:style-name="P54"/>
      <text:p text:style-name="P54"/>
      <text:p text:style-name="P54"><text:tab/><text:tab/><text:tab/><text:tab/><text:span text:style-name="T8">Infogérance</text:span></text:p>
      <text:p text:style-name="P54"><text:tab/><text:span text:style-name="T51">objectifs : transformer les coûts fixes</text:span></text:p>
      <text:p text:style-name="P54"><text:tab/><text:tab/><text:span text:style-name="T51">en cours variables, bénéficié des </text:span></text:p>
      <text:p text:style-name="P54"><text:span text:style-name="T51">compétences de partenaires extérieur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F" svg:font-family="" style:font-family-generic="roman"/>
    <style:font-face style:name="Microsoft YaHei" svg:font-family="'Microsoft YaHei'" style:font-pitch="variable"/>
    <style:font-face style:name="Microsoft YaHei1" svg:font-family="'Microsoft YaHei'"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imSun" svg:font-family="SimSun" style:font-family-generic="system" style:font-pitch="variable"/>
    <style:font-face style:name="StarSymbol" svg:font-family="StarSymbol" style:font-pitch="variable" style:font-charset="x-symbol"/>
    <style:font-face style:name="Symbol" svg:font-family="Symbol"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fr" fo:country="FR" style:letter-kerning="true" style:font-name-asian="SimSun" style:font-size-asian="12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1"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2" style:display-name="Heading 2" style:family="paragraph" style:parent-style-name="Standard" style:next-style-name="Text_20_body" style:default-outline-level="2" style:class="text">
      <style:paragraph-properties fo:margin-left="1.468cm" fo:margin-right="0cm" fo:text-indent="-1.27cm" style:auto-text-indent="false"/>
      <style:text-properties style:font-name="Times New Roman1" fo:font-family="'Times New Roman'" style:font-family-generic="roman" style:font-pitch="variable" fo:font-size="14pt" fo:language="fr" fo:country="FR" fo:font-style="italic" fo:font-weight="bold" style:font-name-asian="Times New Roman2" style:font-family-asian="'Times New Roman'" style:font-family-generic-asian="system" style:font-pitch-asian="variable" style:font-size-asian="14pt" style:language-asian="en" style:country-asian="US" style:font-style-asian="italic" style:font-weight-asian="bold" style:font-name-complex="Times New Roman2" style:font-family-complex="'Times New Roman'" style:font-family-generic-complex="system" style:font-pitch-complex="variable" style:font-size-complex="14pt" style:language-complex="ar" style:country-complex="SA"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24" style:display-name="ListLabel 24" style:family="text">
      <style:text-properties fo:font-size="17pt" fo:font-weight="bold" style:font-size-asian="17pt" style:font-weight-asian="bold" style:font-size-complex="17pt" style:font-weight-complex="bold" style:text-scale="111%"/>
    </style:style>
    <style:style style:name="ListLabel_20_25" style:display-name="ListLabel 25" style:family="text">
      <style:text-properties fo:font-size="14pt" fo:letter-spacing="-0.002cm" fo:font-weight="bold" style:font-size-asian="14pt" style:font-weight-asian="bold" style:font-size-complex="14pt" style:font-weight-complex="bold" style:text-scale="115%"/>
    </style:style>
    <style:style style:name="ListLabel_20_23" style:display-name="ListLabel 23" style:family="text">
      <style:text-properties style:text-scale="108%"/>
    </style:style>
    <style:style style:name="ListLabel_20_17" style:display-name="ListLabel 17" style:family="text">
      <style:text-properties style:font-name-complex="Symbol1" style:font-family-complex="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text:style-name="ListLabel_20_24" loext:num-list-format="%1%" style:num-format="1">
        <style:list-level-properties text:list-level-position-and-space-mode="label-alignment">
          <style:list-level-label-alignment text:label-followed-by="listtab" fo:text-indent="-0.984cm" fo:margin-left="1.184cm"/>
        </style:list-level-properties>
      </text:list-level-style-number>
      <text:list-level-style-number text:level="2" text:style-name="ListLabel_20_25" loext:num-list-format="%1%.%2%" style:num-format="1" text:display-levels="2">
        <style:list-level-properties text:list-level-position-and-space-mode="label-alignment">
          <style:list-level-label-alignment text:label-followed-by="listtab" fo:text-indent="-1.268cm" fo:margin-left="1.468cm"/>
        </style:list-level-properties>
      </text:list-level-style-number>
      <text:list-level-style-number text:level="3" text:style-name="ListLabel_20_23" loext:num-list-format="%2%.%3%." style:num-suffix="." style:num-format="1" text:display-levels="2">
        <style:list-level-properties text:list-level-position-and-space-mode="label-alignment">
          <style:list-level-label-alignment text:label-followed-by="listtab" fo:text-indent="-0.325cm" fo:margin-left="0.912cm"/>
        </style:list-level-properties>
      </text:list-level-style-number>
      <text:list-level-style-bullet text:level="4" text:style-name="ListLabel_20_17" loext:num-list-format="%4%" style:num-suffix="" text:bullet-char="">
        <style:list-level-properties text:list-level-position-and-space-mode="label-alignment">
          <style:list-level-label-alignment text:label-followed-by="listtab" fo:text-indent="-0.325cm" fo:margin-left="1.482cm"/>
        </style:list-level-properties>
        <style:text-properties style:font-name="Symbol2"/>
      </text:list-level-style-bullet>
      <text:list-level-style-bullet text:level="5" text:style-name="ListLabel_20_17" loext:num-list-format="%5%" style:num-suffix="" text:bullet-char="">
        <style:list-level-properties text:list-level-position-and-space-mode="label-alignment">
          <style:list-level-label-alignment text:label-followed-by="listtab" fo:text-indent="-0.325cm" fo:margin-left="1.517cm"/>
        </style:list-level-properties>
        <style:text-properties style:font-name="Symbol2"/>
      </text:list-level-style-bullet>
      <text:list-level-style-bullet text:level="6" text:style-name="ListLabel_20_17" loext:num-list-format="%6%" style:num-suffix="" text:bullet-char="">
        <style:list-level-properties text:list-level-position-and-space-mode="label-alignment">
          <style:list-level-label-alignment text:label-followed-by="listtab" fo:text-indent="-0.325cm" fo:margin-left="2.046cm"/>
        </style:list-level-properties>
        <style:text-properties style:font-name="Symbol2"/>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325cm" fo:margin-left="5.173cm"/>
        </style:list-level-properties>
        <style:text-properties style:font-name="Symbol2"/>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325cm" fo:margin-left="8.301cm"/>
        </style:list-level-properties>
        <style:text-properties style:font-name="Symbol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325cm" fo:margin-left="11.428cm"/>
        </style:list-level-properties>
        <style:text-properties style:font-name="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idier KUEVIAKOE</meta:initial-creator>
    <meta:creation-date>2021-10-20T08:23:37.93</meta:creation-date>
    <dc:date>2022-10-07T09:53:23.603000000</dc:date>
    <meta:editing-duration>P1DT18H21S</meta:editing-duration>
    <meta:editing-cycles>27</meta:editing-cycles>
    <meta:generator>LibreOffice/7.3.4.2$Windows_X86_64 LibreOffice_project/728fec16bd5f605073805c3c9e7c4212a0120dc5</meta:generator>
    <meta:document-statistic meta:table-count="0" meta:image-count="0" meta:object-count="0" meta:page-count="5" meta:paragraph-count="86" meta:word-count="1486" meta:character-count="10026" meta:non-whitespace-character-count="8545"/>
  </office:meta>
</office:document-meta>
</file>